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Times New Roman2" svg:font-family="'Times New Roman'" style:font-family-generic="roman"/>
    <style:font-face style:name="標楷體" svg:font-family="標楷體" style:font-family-generic="script"/>
    <style:font-face style:name="標楷體2" svg:font-family="標楷體" style:font-family-generic="script" style:font-pitch="fixed"/>
    <style:font-face style:name="標楷體3" svg:font-family="標楷體" style:font-adornments="標準" style:font-family-generic="script" style:font-pitch="fixed"/>
    <style:font-face style:name="標楷體4" svg:font-family="標楷體" style:font-adornments="粗體" style:font-family-generic="script" style:font-pitch="fixed"/>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PMingLiU" style:font-family-generic="roman" style:font-pitch="variable"/>
    <style:font-face style:name="MingLiU1" svg:font-family="MingLiU" style:font-family-generic="script" style:font-pitch="variable"/>
    <style:font-face style:name="標楷體1" svg:font-family="標楷體" style:font-family-generic="script" style:font-pitch="variable"/>
    <style:font-face style:name="Arial Unicode MS" svg:font-family="'Arial Unicode MS', 'Times New Roman'" style:font-family-generic="swiss" style:font-pitch="variable"/>
    <style:font-face style:name="Tahoma" svg:font-family="Tahoma" style:font-family-generic="swiss" style:font-pitch="variable"/>
    <style:font-face style:name="MingLiU" svg:font-family="MingLiU" style:font-family-generic="system" style:font-pitch="variable"/>
    <style:font-face style:name="Tahoma1" svg:font-family="Tahoma" style:font-family-generic="system" style:font-pitch="variable"/>
  </office:font-face-decls>
  <office:automatic-styles>
    <style:style style:name="表格1" style:family="table">
      <style:table-properties style:width="14.79cm" fo:margin-left="1.094cm" fo:margin-right="1.115cm" table:align="margins" style:writing-mode="lr-tb"/>
    </style:style>
    <style:style style:name="表格1.A" style:family="table-column">
      <style:table-column-properties style:column-width="8.495cm" style:rel-column-width="37637*"/>
    </style:style>
    <style:style style:name="表格1.B" style:family="table-column">
      <style:table-column-properties style:column-width="6.295cm" style:rel-column-width="27898*"/>
    </style:style>
    <style:style style:name="表格1.A1" style:family="table-cell">
      <style:table-cell-properties fo:padding="0.097cm" fo:border-left="0.002cm solid #000000" fo:border-right="none" fo:border-top="0.002cm solid #000000" fo:border-bottom="0.002cm solid #000000"/>
    </style:style>
    <style:style style:name="表格1.B1" style:family="table-cell">
      <style:table-cell-properties style:vertical-align="middle" fo:padding="0.097cm" fo:border="0.002cm solid #000000"/>
    </style:style>
    <style:style style:name="表格1.2" style:family="table-row">
      <style:table-row-properties style:min-row-height="11.382cm"/>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fo:text-align="center" style:justify-single-word="false"/>
      <style:text-properties style:text-outline="false" style:text-line-through-style="none" style:font-name="標楷體" fo:font-size="24pt" fo:font-style="normal" fo:text-shadow="none" style:text-underline-style="none" fo:font-weight="normal" style:font-name-asian="標楷體" style:font-size-asian="24pt" style:font-style-asian="normal" style:font-weight-asian="normal" style:font-name-complex="標楷體" style:font-size-complex="24pt" style:font-style-complex="normal" style:font-weight-complex="normal" style:text-emphasize="none"/>
    </style:style>
    <style:style style:name="P4" style:family="paragraph" style:parent-style-name="Standard">
      <style:paragraph-properties fo:line-height="150%" fo:text-align="center" style:justify-single-word="false"/>
      <style:text-properties style:text-outline="false" style:text-line-through-style="none" style:font-name="標楷體" fo:font-size="22pt" fo:font-style="normal" fo:text-shadow="none" style:text-underline-style="none" fo:font-weight="normal" style:font-name-asian="標楷體" style:font-size-asian="22pt" style:font-style-asian="normal" style:font-weight-asian="normal" style:font-name-complex="標楷體" style:font-size-complex="22pt" style:font-style-complex="normal" style:font-weight-complex="normal" style:text-emphasize="none"/>
    </style:style>
    <style:style style:name="P5" style:family="paragraph" style:parent-style-name="Standard">
      <style:paragraph-properties fo:text-align="start" style:justify-single-word="false"/>
      <style:text-properties style:text-outline="false" style:text-line-through-style="none" style:font-name="標楷體" fo:font-size="14pt" fo:font-style="normal" fo:text-shadow="none" style:text-underline-style="none" fo:font-weight="bold" style:font-name-asian="標楷體" style:font-size-asian="14pt" style:font-style-asian="normal" style:font-weight-asian="bold" style:font-name-complex="標楷體" style:font-size-complex="14pt" style:font-style-complex="normal" style:font-weight-complex="bold" style:text-emphasize="none"/>
    </style:style>
    <style:style style:name="P6" style:family="paragraph" style:parent-style-name="Standard">
      <style:paragraph-properties fo:line-height="0.917cm" fo:text-align="start" style:justify-single-word="false"/>
      <style:text-properties style:text-outline="false" style:text-line-through-style="none" style:font-name="標楷體" fo:font-size="28pt" fo:font-style="normal" fo:text-shadow="none" style:text-underline-style="none" fo:font-weight="normal" style:font-name-asian="標楷體" style:font-size-asian="28pt" style:font-style-asian="normal" style:font-weight-asian="normal" style:font-name-complex="標楷體" style:font-size-complex="28pt" style:font-style-complex="normal" style:font-weight-complex="normal" style:text-emphasize="none"/>
    </style:style>
    <style:style style:name="P7" style:family="paragraph" style:parent-style-name="Standard">
      <style:paragraph-properties fo:line-height="0.917cm" fo:text-align="start" style:justify-single-word="false"/>
      <style:text-properties style:text-outline="false" style:text-line-through-style="none" style:font-name="標楷體" fo:font-size="16pt" fo:font-style="normal" fo:text-shadow="none" style:text-underline-style="none" fo:font-weight="normal" style:font-name-asian="標楷體" style:font-size-asian="16pt" style:font-style-asian="normal" style:font-weight-asian="normal" style:font-name-complex="標楷體" style:font-size-complex="16pt" style:font-style-complex="normal" style:font-weight-complex="normal" style:text-emphasize="none"/>
    </style:style>
    <style:style style:name="P8" style:family="paragraph" style:parent-style-name="Standard">
      <style:paragraph-properties fo:line-height="0.917cm" fo:text-align="start" style:justify-single-word="false"/>
      <style:text-properties style:font-name="標楷體" fo:font-size="16pt" style:font-name-asian="標楷體" style:font-size-asian="16pt" style:font-size-complex="16pt"/>
    </style:style>
    <style:style style:name="P9" style:family="paragraph" style:parent-style-name="Standard">
      <style:paragraph-properties fo:margin-left="1.032cm" fo:margin-right="0cm" fo:line-height="150%" fo:text-align="start" style:justify-single-word="false" fo:text-indent="0cm" style:auto-text-indent="false"/>
      <style:text-properties style:text-outline="false" style:text-line-through-style="none" style:font-name="標楷體" fo:font-size="18pt" fo:font-style="normal" fo:text-shadow="none" style:text-underline-style="none" fo:font-weight="normal" style:font-name-asian="標楷體" style:font-size-asian="18pt" style:font-style-asian="normal" style:font-weight-asian="normal" style:font-name-complex="標楷體" style:font-size-complex="18pt" style:font-style-complex="normal" style:font-weight-complex="normal" style:text-emphasize="none"/>
    </style:style>
    <style:style style:name="P10" style:family="paragraph" style:parent-style-name="Standard">
      <style:paragraph-properties fo:margin-left="1.032cm" fo:margin-right="0cm" fo:line-height="0.917cm" fo:text-align="start" style:justify-single-word="false" fo:text-indent="0cm" style:auto-text-indent="false"/>
      <style:text-properties style:text-outline="false" style:text-line-through-style="none" style:font-name="Tahoma" fo:font-size="14pt" fo:font-style="normal" fo:text-shadow="none" style:text-underline-style="none" fo:font-weight="normal" style:font-name-asian="Tahoma" style:font-size-asian="14pt" style:font-style-asian="normal" style:font-weight-asian="normal" style:font-name-complex="Tahoma" style:font-size-complex="14pt" style:font-style-complex="normal" style:font-weight-complex="normal" style:text-emphasize="none"/>
    </style:style>
    <style:style style:name="P11" style:family="paragraph" style:parent-style-name="Standard">
      <style:paragraph-properties fo:margin-left="3.942cm" fo:margin-right="1.111cm" fo:line-height="150%" fo:text-align="start" style:justify-single-word="false" fo:text-indent="-2.831cm" style:auto-text-indent="false">
        <style:tab-stops/>
      </style:paragraph-properties>
      <style:text-properties style:text-outline="false" style:text-line-through-style="none" style:font-name="標楷體" fo:font-size="16pt" fo:font-style="normal" fo:text-shadow="none" style:text-underline-style="none" fo:font-weight="normal" style:font-name-asian="標楷體" style:font-size-asian="16pt" style:font-style-asian="normal" style:font-weight-asian="normal" style:font-name-complex="標楷體" style:font-size-complex="16pt" style:font-style-complex="normal" style:font-weight-complex="normal" style:text-emphasize="none"/>
    </style:style>
    <style:style style:name="P12" style:family="paragraph" style:parent-style-name="Table_20_Contents">
      <style:paragraph-properties fo:text-align="start" style:justify-single-word="false"/>
    </style:style>
    <style:style style:name="P13" style:family="paragraph" style:parent-style-name="First_20_line_20_indent">
      <style:paragraph-properties fo:margin-left="1.667cm" fo:margin-right="0cm" fo:text-indent="0cm" style:auto-text-indent="false"/>
    </style:style>
    <style:style style:name="P14" style:family="paragraph" style:parent-style-name="First_20_line_20_indent">
      <style:paragraph-properties fo:margin-left="2.09cm" fo:margin-right="0cm" fo:text-indent="0.026cm" style:auto-text-indent="false"/>
    </style:style>
    <style:style style:name="P15" style:family="paragraph" style:parent-style-name="First_20_line_20_indent">
      <style:paragraph-properties fo:margin-left="2.09cm" fo:margin-right="0cm" fo:line-height="0.917cm" fo:orphans="0" fo:widows="0" fo:text-indent="0.026cm" style:auto-text-indent="false" style:writing-mode="lr-tb"/>
      <style:text-properties style:use-window-font-color="true" style:text-outline="false" style:text-line-through-style="none" style:font-name="Times New Roman1"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Times New Roman" style:font-size-complex="10pt" style:language-complex="ar" style:country-complex="SA" style:font-style-complex="normal" style:font-weight-complex="normal" style:text-emphasize="none"/>
    </style:style>
    <style:style style:name="P16" style:family="paragraph" style:parent-style-name="Standard">
      <style:paragraph-properties fo:line-height="100%" fo:text-align="center" style:justify-single-word="false" fo:break-before="page"/>
      <style:text-properties style:text-outline="false" style:text-line-through-style="none" style:font-name="標楷體" fo:font-size="24pt" fo:font-style="normal" fo:text-shadow="none" style:text-underline-style="none" fo:font-weight="normal" style:font-name-asian="標楷體" style:font-size-asian="24pt" style:font-style-asian="normal" style:font-weight-asian="normal" style:font-name-complex="標楷體" style:font-size-complex="24pt" style:font-style-complex="normal" style:font-weight-complex="normal" style:text-emphasize="none"/>
    </style:style>
    <style:style style:name="P17" style:family="paragraph" style:parent-style-name="First_20_line_20_indent">
      <style:paragraph-properties fo:margin-left="2.17cm" fo:margin-right="0cm" fo:text-indent="-0.053cm" style:auto-text-indent="false">
        <style:tab-stops/>
      </style:paragraph-properties>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18" style:family="paragraph" style:parent-style-name="First_20_line_20_indent">
      <style:paragraph-properties fo:margin-left="2.143cm" fo:margin-right="0cm" fo:text-indent="0.026cm" style:auto-text-indent="false"/>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19" style:family="paragraph" style:parent-style-name="First_20_line_20_indent">
      <style:paragraph-properties fo:margin-left="2.54cm" fo:margin-right="0cm" fo:line-height="0.917cm" fo:orphans="0" fo:widows="0" fo:text-indent="0cm" style:auto-text-indent="false" style:writing-mode="lr-tb">
        <style:tab-stops/>
      </style:paragraph-properties>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20" style:family="paragraph" style:parent-style-name="First_20_line_20_indent">
      <style:paragraph-properties fo:margin-left="2.54cm" fo:margin-right="0cm" fo:line-height="0.917cm" fo:orphans="0" fo:widows="0" fo:text-indent="0cm" style:auto-text-indent="false" style:writing-mode="lr-tb">
        <style:tab-stops/>
      </style:paragraph-properties>
    </style:style>
    <style:style style:name="P21" style:family="paragraph" style:parent-style-name="First_20_line_20_indent">
      <style:paragraph-properties fo:margin-left="2.54cm" fo:margin-right="0cm" fo:line-height="0.917cm" fo:orphans="0" fo:widows="0" fo:text-indent="0cm" style:auto-text-indent="false" style:writing-mode="lr-tb">
        <style:tab-stops/>
      </style:paragraph-properties>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Standard" style:master-page-name="Standard">
      <style:paragraph-properties fo:line-height="150%" fo:text-align="center" style:justify-single-word="false"/>
      <style:text-properties style:text-outline="false" style:text-line-through-style="none" style:font-name="標楷體" fo:font-size="24pt" fo:font-style="normal" fo:text-shadow="none" style:text-underline-style="none" fo:font-weight="normal" style:font-name-asian="標楷體" style:font-size-asian="24pt" style:font-style-asian="normal" style:font-weight-asian="normal" style:font-name-complex="標楷體" style:font-size-complex="24pt" style:font-style-complex="normal" style:font-weight-complex="normal" style:text-emphasize="none"/>
    </style:style>
    <style:style style:name="P25" style:family="paragraph" style:parent-style-name="Standard" style:list-style-name="L1">
      <style:paragraph-properties fo:line-height="0.917cm" fo:text-align="start" style:justify-single-word="false"/>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26"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27"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28"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29"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30"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31"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32"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33"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34"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35"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36"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37"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38"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39"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40"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41"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42"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43"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44" style:family="paragraph" style:parent-style-name="Standard"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45"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46"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47"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48"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49"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50"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51"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52"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53"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54"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55"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56" style:family="paragraph" style:parent-style-name="Standard"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P57"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58"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59"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60"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61"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62"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63"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64"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65"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66"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67"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68"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69"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70"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71"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72"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73"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74"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75"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76"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77"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78"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79"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80"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81"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82"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83" style:family="paragraph" style:parent-style-name="Text_20_body" style:list-style-name="L1">
      <style:paragraph-properties fo:line-height="0.917cm" fo:text-align="start" style:justify-single-word="false" fo:orphans="0" fo:widows="0" style:writing-mode="lr-tb"/>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P84" style:family="paragraph" style:parent-style-name="Text_20_body"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P85" style:family="paragraph" style:parent-style-name="Text_20_body"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P86" style:family="paragraph" style:parent-style-name="Text_20_body"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P87" style:family="paragraph" style:parent-style-name="Text_20_body"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P88" style:family="paragraph" style:parent-style-name="Text_20_body"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P89" style:family="paragraph" style:parent-style-name="Text_20_body"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P90" style:family="paragraph" style:parent-style-name="Text_20_body"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P91" style:family="paragraph" style:parent-style-name="Text_20_body"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P92" style:family="paragraph" style:parent-style-name="Text_20_body"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P93" style:family="paragraph" style:parent-style-name="Text_20_body" style:list-style-name="L1">
      <style:paragraph-properties fo:line-height="0.917cm" fo:text-align="start" style:justify-single-word="false" fo:orphans="0" fo:widows="0" style:writing-mode="lr-tb"/>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P94" style:family="paragraph" style:parent-style-name="Text_20_body" style:list-style-name="L1">
      <style:paragraph-properties fo:line-height="0.917cm" fo:text-align="start" style:justify-single-word="false" fo:orphans="0" fo:widows="0" style:writing-mode="lr-tb"/>
    </style:style>
    <style:style style:name="P95" style:family="paragraph" style:parent-style-name="Heading_20_1" style:list-style-name="L1"/>
    <style:style style:name="P96" style:family="paragraph" style:parent-style-name="Heading_20_1" style:list-style-name="L1"/>
    <style:style style:name="P97" style:family="paragraph" style:parent-style-name="Heading_20_1" style:list-style-name="L1"/>
    <style:style style:name="P98" style:family="paragraph" style:parent-style-name="Heading_20_1" style:list-style-name="L1"/>
    <style:style style:name="P99" style:family="paragraph" style:parent-style-name="Heading_20_1" style:list-style-name="L1"/>
    <style:style style:name="P100" style:family="paragraph" style:parent-style-name="Heading_20_1" style:list-style-name="L1"/>
    <style:style style:name="P101" style:family="paragraph" style:parent-style-name="Heading_20_1" style:list-style-name="L1"/>
    <style:style style:name="P102" style:family="paragraph" style:parent-style-name="Heading_20_2" style:list-style-name="L1">
      <style:text-properties style:use-window-font-color="true" fo:language="en" fo:country="US" style:letter-kerning="true" style:language-asian="zh" style:country-asian="TW" style:language-complex="ar" style:country-complex="SA"/>
    </style:style>
    <style:style style:name="P103" style:family="paragraph" style:parent-style-name="Heading_20_2" style:list-style-name="L1">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P104" style:family="paragraph" style:parent-style-name="Heading_20_2" style:list-style-name="L1"/>
    <style:style style:name="P105" style:family="paragraph" style:parent-style-name="Heading_20_2" style:list-style-name="L1"/>
    <style:style style:name="P106" style:family="paragraph" style:parent-style-name="Heading_20_2" style:list-style-name="L1"/>
    <style:style style:name="P107" style:family="paragraph">
      <style:text-properties style:font-name-asian="標楷體2" style:font-size-asian="14pt"/>
    </style:style>
    <style:style style:name="T1" style:family="text">
      <style:text-properties style:font-name="標楷體" style:font-name-asian="標楷體" style:font-name-complex="標楷體"/>
    </style:style>
    <style:style style:name="T2" style:family="text">
      <style:text-properties style:font-name="標楷體" fo:font-size="14pt" style:font-name-asian="標楷體" style:font-size-asian="14pt" style:font-name-complex="Arial Unicode MS" style:font-size-complex="14pt"/>
    </style:style>
    <style:style style:name="T3" style:family="text">
      <style:text-properties style:text-outline="false" style:text-line-through-style="none" style:font-name="標楷體" fo:font-size="16pt" fo:font-style="normal" fo:text-shadow="none" style:text-underline-style="none" fo:font-weight="normal" style:font-name-asian="標楷體" style:font-size-asian="16pt" style:font-style-asian="normal" style:font-weight-asian="normal" style:font-name-complex="標楷體" style:font-size-complex="16pt" style:font-style-complex="normal" style:font-weight-complex="normal" style:text-emphasize="none"/>
    </style:style>
    <style:style style:name="T4" style:family="text">
      <style:text-properties style:text-outline="false" style:text-line-through-style="none" style:font-name="標楷體" fo:font-size="16pt" fo:font-style="normal" fo:text-shadow="none" style:text-underline-style="none" fo:font-weight="normal" style:font-name-asian="標楷體" style:font-size-asian="16pt" style:language-asian="zh" style:country-asian="TW" style:font-style-asian="normal" style:font-weight-asian="normal" style:font-name-complex="標楷體" style:font-size-complex="16pt" style:font-style-complex="normal" style:font-weight-complex="normal" style:text-emphasize="none"/>
    </style:style>
    <style:style style:name="T5" style:family="text">
      <style:text-properties style:text-outline="false" style:text-line-through-style="none" style:font-name="標楷體" fo:font-size="18pt" fo:font-style="normal" fo:text-shadow="none" style:text-underline-style="none" fo:font-weight="normal" style:font-name-asian="標楷體" style:font-size-asian="18pt" style:font-style-asian="normal" style:font-weight-asian="normal" style:font-name-complex="標楷體" style:font-size-complex="18pt" style:font-style-complex="normal" style:font-weight-complex="normal" style:text-emphasize="none"/>
    </style:style>
    <style:style style:name="T6" style:family="text">
      <style:text-properties style:text-outline="false" style:text-line-through-style="none" style:font-name="標楷體" fo:font-size="14pt" fo:font-style="normal" fo:text-shadow="none" style:text-underline-style="none" fo:font-weight="bold" style:font-name-asian="標楷體" style:font-size-asian="14pt" style:font-style-asian="normal" style:font-weight-asian="bold" style:font-name-complex="標楷體" style:font-size-complex="14pt" style:font-style-complex="normal" style:font-weight-complex="bold" style:text-emphasize="none"/>
    </style:style>
    <style:style style:name="T7" style:family="text">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標楷體" style:font-size-complex="14pt" style:font-style-complex="normal" style:font-weight-complex="normal" style:text-emphasize="none"/>
    </style:style>
    <style:style style:name="T8" style:family="text">
      <style:text-properties style:text-outline="false" style:text-line-through-style="none" style:font-name="標楷體" fo:font-size="14pt" fo:font-style="normal" fo:text-shadow="none" style:text-underline-style="none" fo:font-weight="normal" style:font-name-asian="標楷體" style:font-size-asian="14pt" style:font-style-asian="normal" style:font-weight-asian="normal" style:font-name-complex="Arial Unicode MS" style:font-size-complex="14pt" style:font-style-complex="normal" style:font-weight-complex="normal" style:text-emphasize="none"/>
    </style:style>
    <style:style style:name="T9" style:family="text">
      <style:text-properties style:text-outline="false" style:text-line-through-style="none" style:font-name="標楷體" fo:font-size="14pt" fo:font-style="normal" fo:text-shadow="none" style:text-underline-style="none" fo:font-weight="normal" style:font-name-asian="標楷體" style:font-size-asian="14pt" style:language-asian="zh" style:country-asian="TW" style:font-style-asian="normal" style:font-weight-asian="normal" style:font-name-complex="標楷體" style:font-size-complex="14pt" style:font-style-complex="normal" style:font-weight-complex="normal" style:text-emphasize="none"/>
    </style:style>
    <style:style style:name="T10" style:family="text">
      <style:text-properties style:language-asian="zh" style:country-asian="TW"/>
    </style:style>
    <style:style style:name="T11" style:family="text">
      <style:text-properties style:use-window-font-color="true" style:font-name="Times New Roman2" style:font-name-asian="Times New Roman2" style:language-asian="zh" style:country-asian="TW" style:font-name-complex="Times New Roman2"/>
    </style:style>
    <style:style style:name="T12" style:family="text">
      <style:text-properties style:use-window-font-color="true" fo:language="en" fo:country="US" style:letter-kerning="true" style:language-asian="zh" style:country-asian="TW" style:language-complex="ar" style:country-complex="SA"/>
    </style:style>
    <style:style style:name="T13" style:family="text">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標楷體" style:font-size-complex="14pt" style:language-complex="ar" style:country-complex="SA" style:font-style-complex="normal" style:font-weight-complex="normal" style:text-emphasize="none"/>
    </style:style>
    <style:style style:name="T14" style:family="text">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language-asian="zh" style:country-asian="TW" style:font-style-asian="normal" style:font-weight-asian="normal" style:font-name-complex="Arial Unicode MS" style:font-size-complex="14pt" style:language-complex="ar" style:country-complex="SA" style:font-style-complex="normal" style:font-weight-complex="normal" style:text-emphasize="none"/>
    </style:style>
    <style:style style:name="T15" style:family="text">
      <style:text-properties style:use-window-font-color="true" style:text-outline="false" style:text-line-through-style="none" style:font-name="標楷體" fo:font-size="14pt" fo:language="en" fo:country="US" fo:font-style="normal" fo:text-shadow="none" style:text-underline-style="none" fo:font-weight="normal" style:letter-kerning="true" style:font-name-asian="標楷體" style:font-size-asian="14pt" style:font-style-asian="normal" style:font-weight-asian="normal" style:font-name-complex="標楷體" style:font-size-complex="14pt" style:language-complex="ar" style:country-complex="SA" style:font-style-complex="normal" style:font-weight-complex="normal" style:text-emphasize="none"/>
    </style:style>
    <style:style style:name="T16" style:family="text">
      <style:text-properties style:font-name-asian="標楷體2" style:font-size-asian="14pt"/>
    </style:style>
    <style:style style:name="Sect1" style:family="section">
      <style:section-properties style:editable="false">
        <style:columns fo:column-count="1" fo:column-gap="0cm"/>
      </style:section-properties>
    </style:style>
    <text:list-style style:name="L1">
      <text:list-level-style-number text:level="1" style:num-suffix="、" style:num-format="一, 二, 三, ...">
        <style:list-level-properties text:space-before="0.635cm" text:min-label-width="0.635cm"/>
      </text:list-level-style-number>
      <text:list-level-style-number text:level="2" text:style-name="Numbering_20_Symbols" style:num-prefix="(" style:num-suffix=")" style:num-format="一, 二, 三, ...">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2">
      <number:month/>
      <number:text>月</number:text>
      <number:day/>
      <number:text>日</number:text>
    </number:date-style>
    <number:date-style style:name="N117">
      <number:year number:calendar="ROC"/>
      <number:text>年度</number:text>
    </number:date-style>
    <number:date-style style:name="N118">
      <number:year number:calendar="ROC"/>
      <number:text>年</number:text>
      <number:month number:calendar="ROC"/>
      <number:text>月</number:text>
      <number:day number:calendar="ROC"/>
      <number:text>日</number:text>
    </number:date-style>
    <number:date-style style:name="N119">
      <number:year number:calendar="ROC"/>
      <number:text>年</number:text>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花蓮縣稅捐稽徵處</text:p>
      <text:p text:style-name="P4"><text:date style:data-style-name="N117" text:date-value="2007-12-04T16:34:44.51" text:fixed="true">96年度</text:date>資訊稽核報告書</text:p>
      <text:p text:style-name="P9">稽核業務名稱：資訊作業內部稽核</text:p>
      <text:p text:style-name="P11">稽核人員：呂玉枝、吳美鴦、石起生<text:span text:style-name="T4">、黃遠學</text:span>、<text:span text:style-name="T10">、</text:span><text:span text:style-name="T3">葉秀桃、王其文</text:span><text:span text:style-name="T4">、蔡惠絨、李秀勤</text:span></text:p>
      <text:p text:style-name="P10"><text:span text:style-name="T1">填報日期</text:span><text:span text:style-name="T11">：</text:span><text:span text:style-name="T11"><text:date style:data-style-name="N118" text:date-value="2008-03-17T11:01:02.36">97年3月17日</text:date></text:span></text:p>
      <table:table table:name="表格1" table:style-name="表格1">
        <table:table-column table:style-name="表格1.A"/>
        <table:table-column table:style-name="表格1.B"/>
        <table:table-row>
          <table:table-cell table:style-name="表格1.A1" office:value-type="string">
            <text:p text:style-name="P2"><text:span text:style-name="T5">資訊稽核小<text:line-break/></text:span><text:span text:style-name="T5">組決議意見</text:span></text:p>
          </table:table-cell>
          <table:table-cell table:style-name="表格1.B1" office:value-type="string">
            <text:p text:style-name="P2">處長批示</text:p>
          </table:table-cell>
        </table:table-row>
        <table:table-row table:style-name="表格1.2">
          <table:table-cell table:style-name="表格1.A2" office:value-type="string">
            <text:p text:style-name="P5">一、資訊稽核報告書照案通<text:span text:style-name="T10">過</text:span></text:p>
            <text:p text:style-name="P5">二、建議改進事項由稅務管理課（<text:span text:style-name="T6">稽核股）列管追蹤。</text:span></text:p>
            <text:p text:style-name="P5"/>
            <text:p text:style-name="P12"><draw:frame text:anchor-type="paragraph" draw:z-index="0" draw:style-name="gr1" draw:text-style-name="P107" svg:width="1.588cm" svg:height="1.273cm" svg:x="-1.573cm" svg:y="5.72cm"><draw:text-box><text:p><text:span text:style-name="T16">承辦人</text:span></text:p></draw:text-box></draw:frame></text:p>
          </table:table-cell>
          <table:table-cell table:style-name="表格1.B2" office:value-type="string">
            <text:p text:style-name="P12"/>
          </table:table-cell>
        </table:table-row>
      </table:table>
      <text:p text:style-name="P6"/>
      <text:p text:style-name="P8"/>
      <text:p text:style-name="P7"/>
      <text:table-of-content text:style-name="Sect1" text:protected="true" text:name="內容目錄1">
        <text:table-of-content-source text:outline-level="10">
          <text:index-title-template text:style-name="Contents_20_Heading">資訊稽核報告書目錄</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內容目錄1_Head">
            <text:p text:style-name="Contents_20_Heading">資訊稽核報告書目錄</text:p>
          </text:index-title>
          <text:p text:style-name="P22">一、依據：<text:tab/>3</text:p>
          <text:p text:style-name="P22">二、稽核摘要：<text:tab/>3</text:p>
          <text:p text:style-name="P23">(一)主題：<text:tab/>3</text:p>
          <text:p text:style-name="P23">(二)背景說明：<text:tab/>6</text:p>
          <text:p text:style-name="P23">(三)查核日期：<text:tab/>6</text:p>
          <text:p text:style-name="P22">三、稽核範圍：<text:tab/>6</text:p>
          <text:p text:style-name="P23">(一)受檢單位：<text:tab/>6</text:p>
          <text:p text:style-name="P23">(二)受檢業務:<text:tab/>6</text:p>
          <text:p text:style-name="P22">四、稽核方式：<text:tab/>6</text:p>
          <text:p text:style-name="P22">五、稽核結果：<text:tab/>7</text:p>
          <text:p text:style-name="P22">六、改進建議事項：<text:tab/>8</text:p>
          <text:p text:style-name="P22">七、附件：<text:tab/>8</text:p>
        </text:index-body>
      </text:table-of-content>
      <text:p text:style-name="P7"/>
      <text:p text:style-name="P16">花蓮縣稅捐稽徵處</text:p>
      <text:p text:style-name="P3"><text:date style:data-style-name="N117" text:date-value="2007-12-04T16:35:40.11" text:fixed="true">96年度</text:date>資訊稽核報告</text:p>
      <text:list text:style-name="L1">
        <text:list-item>
          <text:h text:style-name="P95" text:outline-level="1">依據：</text:h>
          <text:list>
            <text:list-item>
              <text:p text:style-name="P25">財政部77年12月28日台財資字第7930892號函頒『財稅資訊處理手冊<text:span text:style-name="T7">─稽核管理』辦理。</text:span></text:p>
            </text:list-item>
            <text:list-item>
              <text:p text:style-name="P26">本處<text:date style:data-style-name="N117" text:date-value="2007-11-26T14:10:25.51" text:fixed="true">96年度</text:date>資訊稽核工作計畫辦理。 </text:p>
            </text:list-item>
          </text:list>
        </text:list-item>
        <text:list-item>
          <text:h text:style-name="P95" text:outline-level="1">稽核摘要：</text:h>
          <text:list>
            <text:list-item>
              <text:h text:style-name="P102" text:outline-level="2">主題：</text:h>
            </text:list-item>
          </text:list>
        </text:list-item>
      </text:list>
      <text:p text:style-name="P17">本處資訊作業程序與管理業經資訊稽核小組稽核，並提具體改進建議，預期可發揮預防矯治之功效，並促進資訊業務之健全發展，對提昇財稅資訊業務之整體效率助益甚大，其稽核項目及目標如下：</text:p>
      <text:list text:style-name="L1" text:continue-numbering="true">
        <text:list-item>
          <text:list text:continue-numbering="true">
            <text:list-item>
              <text:list text:continue-numbering="true">
                <text:list-item>
                  <text:p text:style-name="P57">風險評鑑與管理</text:p>
                </text:list-item>
              </text:list>
            </text:list-item>
          </text:list>
        </text:list-item>
      </text:list>
      <text:p text:style-name="P19">為組織資訊資產進行分類與建立風險評鑑機制，將不僅可以得到資訊資產詳細的風險等級，也可使資訊安全管理決策更精確、完整及可用，避免資訊安全事件的發生<text:span text:style-name="T10">。</text:span></text:p>
      <text:list text:style-name="L1" text:continue-numbering="true">
        <text:list-item>
          <text:list text:continue-numbering="true">
            <text:list-item>
              <text:list text:continue-numbering="true">
                <text:list-item>
                  <text:p text:style-name="P57">安全政策</text:p>
                </text:list-item>
              </text:list>
            </text:list-item>
          </text:list>
        </text:list-item>
      </text:list>
      <text:p text:style-name="P19">在於提供管理的方向來保障資訊安全。 </text:p>
      <text:list text:style-name="L1" text:continue-numbering="true">
        <text:list-item>
          <text:list text:continue-numbering="true">
            <text:list-item>
              <text:list text:continue-numbering="true">
                <text:list-item>
                  <text:p text:style-name="P57">資訊安全組織</text:p>
                </text:list-item>
              </text:list>
            </text:list-item>
          </text:list>
        </text:list-item>
      </text:list>
      <text:p text:style-name="P19">「安全組織」的目標包括 </text:p>
      <text:list text:style-name="L1" text:continue-numbering="true">
        <text:list-item>
          <text:list text:continue-numbering="true">
            <text:list-item>
              <text:list text:continue-numbering="true">
                <text:list-item>
                  <text:list text:continue-numbering="true">
                    <text:list-item>
                      <text:p text:style-name="P57">組織內資訊安全的管理</text:p>
                    </text:list-item>
                    <text:list-item>
                      <text:p text:style-name="P57">維持處理組織安全的相關設施與資訊資產由一個可靠的第三單位所控管</text:p>
                    </text:list-item>
                    <text:list-item>
                      <text:p text:style-name="P57">維持當資訊處理程序外包（outsourced）給其他組織時的安全 </text:p>
                    </text:list-item>
                  </text:list>
                </text:list-item>
                <text:list-item>
                  <text:p text:style-name="P57">資產管理</text:p>
                </text:list-item>
              </text:list>
            </text:list-item>
          </text:list>
        </text:list-item>
      </text:list>
      <text:p text:style-name="P19">「資產<text:span text:style-name="T8">管理</text:span>」是為了維持對組織資產適當的保護及確保資訊資產可得到一個相當程度的保障。 </text:p>
      <text:list text:style-name="L1" text:continue-numbering="true">
        <text:list-item>
          <text:list text:continue-numbering="true">
            <text:list-item>
              <text:list text:continue-numbering="true">
                <text:list-item>
                  <text:p text:style-name="P57">人力資源安全</text:p>
                </text:list-item>
              </text:list>
            </text:list-item>
          </text:list>
        </text:list-item>
      </text:list>
      <text:p text:style-name="P19">「人<text:span text:style-name="T8">力資源</text:span>安全」為了要降低人為錯誤、竊取、欺騙、及濫用相關設施的風險，來確保使用者意識到資訊安全的威脅；為了確保在正常工作程序中資訊的安全與降低安全意外事件的損害並從其中習得相關經驗。</text:p>
      <text:list text:style-name="L1" text:continue-numbering="true">
        <text:list-item>
          <text:list text:continue-numbering="true">
            <text:list-item>
              <text:list text:continue-numbering="true">
                <text:list-item>
                  <text:p text:style-name="P57">實體與環境安全</text:p>
                </text:list-item>
              </text:list>
            </text:list-item>
          </text:list>
        </text:list-item>
      </text:list>
      <text:p text:style-name="P20"><text:span text:style-name="T13">「實體與環境安全」主要是為了避免未授權之存取、破壞與影響組織的建築或資訊；避免損失、或對資產的破壞與阻礙組織活動的進行；避免對資訊及其處理設施的破壞或竊取。</text:span><text:span text:style-name="T2"> </text:span></text:p>
      <text:list text:style-name="L1" text:continue-numbering="true">
        <text:list-item>
          <text:list text:continue-numbering="true">
            <text:list-item>
              <text:list text:continue-numbering="true">
                <text:list-item>
                  <text:p text:style-name="P57">通訊與作業管理</text:p>
                </text:list-item>
              </text:list>
            </text:list-item>
          </text:list>
        </text:list-item>
      </text:list>
      <text:p text:style-name="P19">「<text:span text:style-name="T8">通訊與作業管理</text:span>」要達成</text:p>
      <text:list text:style-name="L1" text:continue-numbering="true">
        <text:list-item>
          <text:list text:continue-numbering="true">
            <text:list-item>
              <text:list text:continue-numbering="true">
                <text:list-item>
                  <text:list text:continue-numbering="true">
                    <text:list-item>
                      <text:p text:style-name="P57">確保正確與安全資訊處理設備之運作</text:p>
                    </text:list-item>
                    <text:list-item>
                      <text:p text:style-name="P57">把系統的失誤降到最低</text:p>
                    </text:list-item>
                    <text:list-item>
                      <text:p text:style-name="P57">保護軟體和資訊的真確性</text:p>
                    </text:list-item>
                    <text:list-item>
                      <text:p text:style-name="P57">維持資訊處理與通訊的正確性與可用性</text:p>
                    </text:list-item>
                    <text:list-item>
                      <text:p text:style-name="P57">確保資訊在網路上的保全與保護支援的基礎建設</text:p>
                    </text:list-item>
                    <text:list-item>
                      <text:p text:style-name="P57">避免對資產的損害與中斷組織活動</text:p>
                    </text:list-item>
                    <text:list-item>
                      <text:p text:style-name="P57">避免資訊在組織間傳遞時的中斷、竄改與誤用。 </text:p>
                    </text:list-item>
                  </text:list>
                </text:list-item>
                <text:list-item>
                  <text:p text:style-name="P57">存取控制</text:p>
                </text:list-item>
              </text:list>
            </text:list-item>
          </text:list>
        </text:list-item>
      </text:list>
      <text:p text:style-name="P19">「存取控制」要達成</text:p>
      <text:list text:style-name="L1" text:continue-numbering="true">
        <text:list-item>
          <text:list text:continue-numbering="true">
            <text:list-item>
              <text:list text:continue-numbering="true">
                <text:list-item>
                  <text:list text:continue-numbering="true">
                    <text:list-item>
                      <text:p text:style-name="P84">資訊存取控制</text:p>
                    </text:list-item>
                    <text:list-item>
                      <text:p text:style-name="P84">避免資訊系統未授權之存取</text:p>
                    </text:list-item>
                    <text:list-item>
                      <text:p text:style-name="P84">網路服務的保護</text:p>
                    </text:list-item>
                    <text:list-item>
                      <text:p text:style-name="P84">避免電腦未授權之存取</text:p>
                    </text:list-item>
                    <text:list-item>
                      <text:p text:style-name="P84">偵測未授權之活動</text:p>
                    </text:list-item>
                    <text:list-item>
                      <text:p text:style-name="P94"><text:span text:style-name="T14">確保行動運算與電信網路設施的安全。</text:span><text:span text:style-name="T2"> </text:span></text:p>
                    </text:list-item>
                  </text:list>
                </text:list-item>
                <text:list-item>
                  <text:p text:style-name="P57">資訊系統獲取、開發及維護</text:p>
                </text:list-item>
              </text:list>
            </text:list-item>
          </text:list>
        </text:list-item>
      </text:list>
      <text:p text:style-name="P19">「系統開發與維護」要做到</text:p>
      <text:list text:style-name="L1" text:continue-numbering="true">
        <text:list-item>
          <text:list text:continue-numbering="true">
            <text:list-item>
              <text:list text:continue-numbering="true">
                <text:list-item>
                  <text:list text:continue-numbering="true">
                    <text:list-item>
                      <text:p text:style-name="P84">確保安全被內建在運作的系統中</text:p>
                    </text:list-item>
                    <text:list-item>
                      <text:p text:style-name="P84">避免使用者資料在應用系統中被中斷、竄改與誤用</text:p>
                    </text:list-item>
                    <text:list-item>
                      <text:p text:style-name="P84">保護資訊的授權、機密性與真確性</text:p>
                    </text:list-item>
                    <text:list-item>
                      <text:p text:style-name="P84">確保所有的 IT 專案與相關支援活動都在安全的考量下進行</text:p>
                    </text:list-item>
                    <text:list-item>
                      <text:p text:style-name="P84">維護應用系統軟體與資料的安全 </text:p>
                    </text:list-item>
                  </text:list>
                </text:list-item>
                <text:list-item>
                  <text:p text:style-name="P57">資訊安全事故管理</text:p>
                </text:list-item>
              </text:list>
            </text:list-item>
          </text:list>
        </text:list-item>
      </text:list>
      <text:p text:style-name="P19">確保在某種程度上傳達與資訊系統有關的資訊安全事件與弱點，始能採取即時的矯正行動。確保實施一致與有效的方法管理資訊安全事故。 </text:p>
      <text:list text:style-name="L1" text:continue-numbering="true">
        <text:list-item>
          <text:list text:continue-numbering="true">
            <text:list-item>
              <text:list text:continue-numbering="true">
                <text:list-item>
                  <text:p text:style-name="P57">營運持續管理</text:p>
                </text:list-item>
              </text:list>
            </text:list-item>
          </text:list>
        </text:list-item>
      </text:list>
      <text:p text:style-name="P19">「<text:span text:style-name="T8">營運持續管理</text:span>」要降低對組織活動的阻礙與防止關鍵組織活動受到嚴重故障或災害的影響。 </text:p>
      <text:list text:style-name="L1" text:continue-numbering="true">
        <text:list-item>
          <text:list text:continue-numbering="true">
            <text:list-item>
              <text:list text:continue-numbering="true">
                <text:list-item>
                  <text:p text:style-name="P57">遵行性</text:p>
                </text:list-item>
              </text:list>
            </text:list-item>
          </text:list>
        </text:list-item>
      </text:list>
      <text:p text:style-name="P19">「遵行」則是要</text:p>
      <text:list text:style-name="L1" text:continue-numbering="true">
        <text:list-item>
          <text:list text:continue-numbering="true">
            <text:list-item>
              <text:list text:continue-numbering="true">
                <text:list-item>
                  <text:list text:continue-numbering="true">
                    <text:list-item>
                      <text:p text:style-name="P57">避免違反民、刑事法律、規範、或任何安全要求契約上的義務</text:p>
                    </text:list-item>
                    <text:list-item>
                      <text:p text:style-name="P57">確保系統運作遵循組織的安全政策與標準</text:p>
                    </text:list-item>
                    <text:list-item>
                      <text:p text:style-name="P57">把系統稽核過程之效能極大化與影響最小化。 </text:p>
                    </text:list-item>
                  </text:list>
                </text:list-item>
                <text:list-item>
                  <text:p text:style-name="P57">財稅網路連線作業及資料庫<text:span text:style-name="T10">稽核</text:span></text:p>
                </text:list-item>
              </text:list>
            </text:list-item>
          </text:list>
        </text:list-item>
      </text:list>
      <text:p text:style-name="P21"><text:span text:style-name="T12">提高</text:span><text:span text:style-name="T14">財稅網路連線作業的可用性及機密性</text:span><text:span text:style-name="T12">，以促進財政資訊業務整體效率及安全之提昇。</text:span></text:p>
      <text:list text:style-name="L1" text:continue-numbering="true">
        <text:list-item>
          <text:list text:continue-numbering="true">
            <text:list-item>
              <text:list text:continue-numbering="true">
                <text:list-item>
                  <text:p text:style-name="P57">網頁資料更新維護<text:line-break/><text:span text:style-name="T10">確保本處網站資料之完整性及可用性。</text:span></text:p>
                </text:list-item>
              </text:list>
            </text:list-item>
            <text:list-item>
              <text:h text:style-name="P104" text:outline-level="2">背景說明：</text:h>
              <text:list>
                <text:list-item>
                  <text:p text:style-name="P45"><text:span text:style-name="T12">本處資管課於74年7月10日裝設電腦主機，於95年建置地稅資訊平台，並逐年陸續擴充設備</text:span><text:span text:style-name="T7">，各項電腦設備安全暨資訊機密維護等規範制度亦陸續建立。</text:span></text:p>
                </text:list-item>
                <text:list-item>
                  <text:p text:style-name="P26">依據財政部91.06.24台財資字第91895856號函頒『財政部暨所屬機關資訊安全管理準則』規定辦理。</text:p>
                  <text:list>
                    <text:list-item>
                      <text:p text:style-name="P26">77年4月1日成立資訊稽核小組。</text:p>
                    </text:list-item>
                    <text:list-item>
                      <text:p text:style-name="P45"><text:span text:style-name="T12">95年10月26日召開96年度資訊稽核籌備會議制定本處「96年</text:span><text:span text:style-name="T7">度資訊稽核工作計畫暨內部稽核項目」，並以95年10月23日花稅資字第09500191394號函陳報財政部中部辦公室（賦稅業務）核備。</text:span></text:p>
                    </text:list-item>
                  </text:list>
                </text:list-item>
              </text:list>
            </text:list-item>
            <text:list-item>
              <text:h text:style-name="P104" text:outline-level="2">查核日期：</text:h>
            </text:list-item>
          </text:list>
        </text:list-item>
      </text:list>
      <text:p text:style-name="P15">自<text:date style:data-style-name="N118" text:date-value="2007-11-26T14:12:16.72" text:fixed="true" text:date-adjust="-PT600H00M00S">96年11月1日</text:date>起至<text:date style:data-style-name="N82" text:date-value="2007-11-26T14:13:02.84" text:fixed="true" text:date-adjust="-PT144H00M00S">11月20日</text:date>止。</text:p>
      <text:list text:style-name="L1" text:continue-numbering="true">
        <text:list-item>
          <text:h text:style-name="P95" text:outline-level="1">稽核範圍：</text:h>
          <text:list>
            <text:list-item>
              <text:h text:style-name="P103" text:outline-level="2">受檢單位：</text:h>
            </text:list-item>
          </text:list>
        </text:list-item>
      </text:list>
      <text:p text:style-name="P18">裝設有電腦主機及周邊設備單位為受檢單位，另配合單位亦包含在內。計有行政室、資訊管理課、稅務管理課、財產稅課、土地稅課、會計室、人事室、政風室及玉里分處。</text:p>
      <text:list text:style-name="L1" text:continue-numbering="true">
        <text:list-item>
          <text:list text:continue-numbering="true">
            <text:list-item>
              <text:h text:style-name="P104" text:outline-level="2">受檢業務:</text:h>
            </text:list-item>
          </text:list>
        </text:list-item>
      </text:list>
      <text:p text:style-name="P14">如附稽核工作計畫。</text:p>
      <text:list text:style-name="L1" text:continue-numbering="true">
        <text:list-item>
          <text:h text:style-name="P95" text:outline-level="1">稽核方式：</text:h>
        </text:list-item>
      </text:list>
      <text:p text:style-name="P15">將稽核範圍日程，於事前通知各相關單位，先行預行檢查並備妥資料受檢，各單位並指派人員負責協助及說明，以便稽核人員能瞭解實際作業狀況，落實執行稽核作業。</text:p>
      <text:list text:style-name="L1" text:continue-numbering="true">
        <text:list-item>
          <text:h text:style-name="P95" text:outline-level="1">稽核結果：</text:h>
          <text:list>
            <text:list-item>
              <text:p text:style-name="P26">已訂定資訊安全政策，向全體員工宣示並要求同仁共同遵循。</text:p>
            </text:list-item>
            <text:list-item>
              <text:p text:style-name="P45"><text:span text:style-name="T12">成立資訊安全處理小組負責資通安全業務之推動並由資訊稽核小組負</text:span><text:span text:style-name="T7">責稽核業務，落實職能分工，持續改善資訊安全各項作業。</text:span></text:p>
            </text:list-item>
            <text:list-item>
              <text:p text:style-name="P45"><text:span text:style-name="T12">重要資產除</text:span><text:span text:style-name="T12"><text:date style:data-style-name="N119" text:date-value="2007-11-26T14:14:13.74" text:fixed="true">96年</text:date></text:span><text:span text:style-name="T12">新增部分，均列有詳細清冊，依據資訊資產鑑別暨風</text:span><text:span text:style-name="T7">險管理作業辦法評估其面臨之風險並予以控制及管理。</text:span></text:p>
            </text:list-item>
            <text:list-item>
              <text:p text:style-name="P26"><text:span text:style-name="T9">目前仍有部份新進</text:span><text:span text:style-name="T7">人員</text:span><text:span text:style-name="T9">未</text:span><text:span text:style-name="T7">簽訂保密切結書。</text:span></text:p>
            </text:list-item>
            <text:list-item>
              <text:p text:style-name="P26">牌照稅未稅車輛總檢查，攜出之筆電未設有管制機制。</text:p>
            </text:list-item>
            <text:list-item>
              <text:p text:style-name="P26">部<text:span text:style-name="T10">分同仁不在班時，公文及儲存媒體隨意放置辦公桌上。</text:span></text:p>
            </text:list-item>
            <text:list-item>
              <text:p text:style-name="P26"><text:span text:style-name="T9">經電話測試，尚有</text:span><text:span text:style-name="T7">部分</text:span><text:span text:style-name="T9">同仁對資安通報、處理程序不甚明暸。</text:span></text:p>
            </text:list-item>
            <text:list-item>
              <text:p text:style-name="P26"><text:span text:style-name="T7">書</text:span><text:span text:style-name="T9">面的風險評鑑報告並未簽核。</text:span></text:p>
            </text:list-item>
            <text:list-item>
              <text:p text:style-name="P45"><text:span text:style-name="T12">員工職務調整或離職均知會資訊管理課立即註銷密碼並留有完整記錄</text:span><text:span text:style-name="T7">，密碼控管嚴密。</text:span></text:p>
            </text:list-item>
            <text:list-item>
              <text:p text:style-name="P26">內外網路均有架設防火牆，並隨時檢視相關設定，管控良好。</text:p>
            </text:list-item>
            <text:list-item>
              <text:p text:style-name="P45"><text:span text:style-name="T12">重要資訊業務之安全控管及系統執行授權不同人員執行，能達到分散</text:span><text:span text:style-name="T7">責任與權限。</text:span></text:p>
            </text:list-item>
            <text:list-item>
              <text:p text:style-name="P45"><text:span text:style-name="T12">重要資訊設施裝置於主機房，訂有門禁管制辦法嚴格監控人員進出並</text:span><text:span text:style-name="T7">施予安全保護措施</text:span><text:span text:style-name="T9">，惟無設置監視器監督進出人員活動。</text:span></text:p>
            </text:list-item>
            <text:list-item>
              <text:p text:style-name="P26">備份媒體保留3套且異地存放，以備災害發生時能迅速回復作業。</text:p>
            </text:list-item>
            <text:list-item>
              <text:p text:style-name="P45"><text:span text:style-name="T12">資訊設備報廢前均有將機密性、敏感性及授權軟體移除，能有效避免</text:span><text:span text:style-name="T7">重要資料外洩。</text:span></text:p>
            </text:list-item>
            <text:list-item>
              <text:p text:style-name="P26">資訊設備均與廠商簽訂定期維護合約，能有效確保其可用性及完整性。</text:p>
            </text:list-item>
            <text:list-item>
              <text:p text:style-name="P45"><text:span text:style-name="T12">訂有資訊安全緊急應變計畫及處理程序，透過各項管道向員工宣導若</text:span><text:span text:style-name="T7">有資安事件發生依規定辦理通報程序</text:span><text:span text:style-name="T9">。</text:span></text:p>
            </text:list-item>
            <text:list-item>
              <text:p text:style-name="P45"><text:span text:style-name="T12">對於軟體使用訂有軟體管理作業要點，嚴格規定員工使用合法軟體並</text:span><text:span text:style-name="T7">不定期抽查，執行良好。</text:span></text:p>
            </text:list-item>
            <text:list-item>
              <text:p text:style-name="P45"><text:span text:style-name="T12">內外網機台均裝有合法之防毒軟體透過自動更新機制，隨時更新病毒</text:span><text:span text:style-name="T7">碼。</text:span></text:p>
            </text:list-item>
            <text:list-item>
              <text:p text:style-name="P45"><text:span text:style-name="T12">使用者帳號及密碼之設定經抽查均符合相關設定原則，已具嚴密控管</text:span><text:span text:style-name="T7">機制。</text:span></text:p>
            </text:list-item>
            <text:list-item>
              <text:p text:style-name="P26">有程式館管理辦法，對於程式存取及版本變更均依規定程序辦理。</text:p>
            </text:list-item>
          </text:list>
        </text:list-item>
        <text:list-item>
          <text:h text:style-name="P95" text:outline-level="1">建議改進事項：</text:h>
          <text:list>
            <text:list-item>
              <text:p text:style-name="P26">建議電腦機房<text:span text:style-name="T10">應</text:span>設置監視器，以加強監督進出人員活動。</text:p>
            </text:list-item>
            <text:list-item>
              <text:p text:style-name="P26"><text:span text:style-name="T7">建議</text:span><text:span text:style-name="T13">牌照稅設置登記簿管制攜出之筆記型電腦，以確保課稅資料之隱私權。</text:span></text:p>
            </text:list-item>
            <text:list-item>
              <text:p text:style-name="P26"><text:span text:style-name="T15">建議資訊</text:span><text:span text:style-name="T13">管理課訂定辦公桌面淨空要點，以減少文件及磁片在辦公時間之外遭未被授權的人員取用、遺失或是被破壞的機會，請課室主管亦利用各項集會，提醒同仁。</text:span></text:p>
            </text:list-item>
            <text:list-item>
              <text:p text:style-name="P26"><text:span text:style-name="T10">尚有部分同仁不了解資安事件通報程序，</text:span>建議資訊管理課加強資安通報之講習與宣導。</text:p>
            </text:list-item>
            <text:list-item>
              <text:p text:style-name="P26">建議補簽風險評鑑報告。</text:p>
            </text:list-item>
            <text:list-item>
              <text:p text:style-name="P26">建議對本年度新增或變更之資產，重新評鑑及辦理風險管理。</text:p>
            </text:list-item>
          </text:list>
        </text:list-item>
        <text:list-item>
          <text:h text:style-name="P95" text:outline-level="1">附件：</text:h>
        </text:list-item>
      </text:list>
      <text:p text:style-name="P13">檢附稽核工作底稿4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Times New Roman2" svg:font-family="'Times New Roman'" style:font-family-generic="roman"/>
    <style:font-face style:name="標楷體" svg:font-family="標楷體" style:font-family-generic="script"/>
    <style:font-face style:name="標楷體2" svg:font-family="標楷體" style:font-family-generic="script" style:font-pitch="fixed"/>
    <style:font-face style:name="標楷體3" svg:font-family="標楷體" style:font-adornments="標準" style:font-family-generic="script" style:font-pitch="fixed"/>
    <style:font-face style:name="標楷體4" svg:font-family="標楷體" style:font-adornments="粗體" style:font-family-generic="script" style:font-pitch="fixed"/>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新細明體" svg:font-family="新細明體, PMingLiU" style:font-family-generic="roman" style:font-pitch="variable"/>
    <style:font-face style:name="MingLiU1" svg:font-family="MingLiU" style:font-family-generic="script" style:font-pitch="variable"/>
    <style:font-face style:name="標楷體1" svg:font-family="標楷體" style:font-family-generic="script" style:font-pitch="variable"/>
    <style:font-face style:name="Arial Unicode MS" svg:font-family="'Arial Unicode MS', 'Times New Roman'" style:font-family-generic="swiss" style:font-pitch="variable"/>
    <style:font-face style:name="Tahoma" svg:font-family="Tahoma" style:font-family-generic="swiss" style:font-pitch="variable"/>
    <style:font-face style:name="MingLiU" svg:font-family="MingLiU"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font-name-asian="MingLiU" style:font-size-asian="12pt" style:language-asian="zh" style:country-asian="TW"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US" style:letter-kerning="true" style:font-name-asian="新細明體" style:font-size-asian="12pt" style:language-asian="zh" style:country-asian="TW" style:font-name-complex="Times New Roman" style:font-size-complex="10pt" style:language-complex="ar" style:country-complex="SA"/>
    </style:style>
    <style:style style:name="Text_20_body" style:display-name="Text body" style:family="paragraph" style:parent-style-name="Standard" style:class="text">
      <style:paragraph-properties fo:line-height="0.917cm"/>
      <style:text-properties style:font-name="標楷體" fo:font-size="16pt" style:font-name-asian="標楷體" style:font-size-asian="16pt"/>
    </style:style>
    <style:style style:name="First_20_line_20_indent" style:display-name="First line indent" style:family="paragraph" style:parent-style-name="Text_20_body" style:class="text">
      <style:paragraph-properties fo:margin-left="0cm" fo:margin-right="0cm" fo:text-indent="0.499cm" style:auto-text-indent="false"/>
      <style:text-properties style:font-name="Times New Roman1" fo:font-size="14pt" style:font-size-asian="14pt"/>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MingLiU"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style:font-name-asian="標楷體3"/>
    </style:style>
    <style:style style:name="Heading_20_2" style:display-name="Heading 2" style:family="paragraph" style:parent-style-name="Heading" style:next-style-name="Text_20_body" style:class="text" style:default-outline-level="2">
      <style:text-properties fo:font-size="14pt" fo:font-style="normal" fo:font-weight="normal" style:font-name-asian="標楷體3" style:font-size-asian="14pt" style:font-style-asian="normal" style:font-weight-asian="normal" style:font-size-complex="14pt"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name-asian="標楷體4" style:font-size-asian="2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sian="標楷體3" style:font-size-asian="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sian="標楷體3"/>
    </style:style>
    <style:style style:name="Numbering_20_Symbols" style:display-name="Numbering Symbols" style:family="text"/>
    <style:style style:name="Line_20_numbering" style:display-name="Line numbering" style:family="text"/>
    <style:style style:name="WW8Num1z0" style:family="text">
      <style:text-properties fo:language="en" fo:country="US"/>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space-before="0.212cm" text:min-label-width="1.27cm"/>
      </text:list-level-style-number>
      <text:list-level-style-number text:level="2" style:num-suffix="、" style:num-format="1">
        <style:list-level-properties text:space-before="0.846cm" text:min-label-width="2.514cm"/>
      </text:list-level-style-number>
      <text:list-level-style-number text:level="3" style:num-suffix="." style:num-format="i">
        <style:list-level-properties text:min-label-width="2.54cm" text:min-label-distance="0.847cm" fo:text-align="end"/>
      </text:list-level-style-number>
      <text:list-level-style-number text:level="4" style:num-suffix="." style:num-format="1">
        <style:list-level-properties text:space-before="2.54cm" text:min-label-width="0.847cm"/>
      </text:list-level-style-number>
      <text:list-level-style-number text:level="5" style:num-suffix="、" style:num-format="1">
        <style:list-level-properties text:space-before="3.386cm" text:min-label-width="0.847cm"/>
      </text:list-level-style-number>
      <text:list-level-style-number text:level="6" style:num-suffix="." style:num-format="i">
        <style:list-level-properties text:min-label-width="5.08cm" text:min-label-distance="0.847cm" fo:text-align="end"/>
      </text:list-level-style-number>
      <text:list-level-style-number text:level="7" style:num-suffix="." style:num-format="1">
        <style:list-level-properties text:space-before="5.08cm" text:min-label-width="0.847cm"/>
      </text:list-level-style-number>
      <text:list-level-style-number text:level="8" style:num-suffix="、" style:num-format="1">
        <style:list-level-properties text:space-before="5.926cm" text:min-label-width="0.847cm"/>
      </text:list-level-style-number>
      <text:list-level-style-number text:level="9" style:num-suffix="." style:num-format="i">
        <style:list-level-properties text:min-label-width="7.62cm" text:min-label-distance="0.847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1.03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min-label-width="1.03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7</text:page-number></text:p>
      </style:footer>
      <style:footer-left>
        <text:p text:style-name="P1"><text:page-number text:select-page="current">7</text:page-number></text:p>
      </style:footer-left>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TB</meta:initial-creator>
    <meta:creation-date>2006-10-20T15:42:00</meta:creation-date>
    <dc:date>2008-03-17T11:01:02</dc:date>
    <meta:print-date>2008-03-17T10:59:34</meta:print-date>
    <dc:language>en-US</dc:language>
    <meta:editing-cycles>36</meta:editing-cycles>
    <meta:editing-duration>PT14H4M33S</meta:editing-duration>
    <meta:user-defined meta:name="姓名">張簡稜剛</meta:user-defined>
    <meta:user-defined meta:name="Info 2"/>
    <meta:user-defined meta:name="Info 3"/>
    <meta:user-defined meta:name="Info 4"/>
    <meta:document-statistic meta:table-count="1" meta:image-count="0" meta:object-count="0" meta:page-count="8" meta:paragraph-count="127" meta:word-count="1428" meta:character-count="2783"/>
  </office:meta>
</office:document-meta>
</file>